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045" officeooo:paragraph-rsid="000cb0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01:53:36.643821997</meta:creation-date>
    <dc:date>2018-07-04T01:54:30.389944161</dc:date>
    <meta:editing-duration>PT55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0.3.2$Linux_X86_64 LibreOffice_project/00m0$Build-2</meta:generator>
  </office:meta>
</office:document-meta>
</file>